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correspondance;block=begin]</text:p>
      <text:p text:style-name="P2">[v_individu_correspondance.titre] [v_individu_correspondance.nom] [v_individu_correspondance.prenom] </text:p>
      <text:p text:style-name="P2"/>
      <text:p text:style-name="P3">[v_individu_correspondance.p1]</text:p>
      <text:p text:style-name="P2">[v_individu_correspondance.e1]</text:p>
      <text:p text:style-name="P3">[v_individu_correspondance.p2]</text:p>
      <text:p text:style-name="P2">[v_individu_correspondance.e2]</text:p>
      <text:p text:style-name="P3">[v_individu_correspondance.p3]</text:p>
      <text:p text:style-name="P2">[v_individu_correspondance.e3]</text:p>
      <text:p text:style-name="P3">[v_individu_correspondance.p4]</text:p>
      <text:p text:style-name="P2">[v_individu_correspondance.e4]</text:p>
      <text:p text:style-name="P3">[v_individu_correspondance.p5]</text:p>
      <text:p text:style-name="P2">[v_individu_correspondance.e5]</text:p>
      <text:p text:style-name="P3">[v_individu_correspondance.p6]</text:p>
      <text:p text:style-name="P2">[v_individu_correspondance.e6] </text:p>
      <text:p text:style-name="P1"/>
      <text:p text:style-name="P4">[v_individu_correspondan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95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Guy Gourmellet</meta:initial-creator>
    <meta:creation-date>2007-08-01T15:46:48</meta:creation-date>
    <dc:creator>Guy Gourmellet</dc:creator>
    <dc:date>2007-12-23T07:15:41</dc:date>
    <meta:printed-by>Guy Gourmellet</meta:printed-by>
    <meta:print-date>2007-09-27T02:19:54</meta:print-date>
    <dc:language>fr-FR</dc:language>
    <meta:editing-cycles>29</meta:editing-cycles>
    <meta:editing-duration>PT2H33M41S</meta:editing-duration>
    <meta:document-statistic meta:table-count="0" meta:image-count="0" meta:object-count="0" meta:page-count="2" meta:paragraph-count="15" meta:word-count="17" meta:character-count="538"/>
    <meta:user-defined meta:name="Info 1"/>
    <meta:user-defined meta:name="Info 2"/>
    <meta:user-defined meta:name="Info 3"/>
    <meta:user-defined meta:name="Info 4"/>
  </office:meta>
</office:document-meta>
</file>